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InfoSupport.property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InfoSupport.getBean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InfoSupport.getAdditionalBea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InfoSupport.getDefaultEven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InfoSupport.getIcon( int iconK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InfoSupport.getEventSetDescri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InfoSupport.setIcon( String resour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InfoSupport.getPropertyDescri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InfoSupport.getMethodDescri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InfoSupport.BeanInfoSupport( Class beanClas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BeanInfoSupport.getDefaultProperty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InfoSupport.createPropertyGroup( String group , String [ ] 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